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11cc2b" officeooo:paragraph-rsid="0011cc2b"/>
    </style:style>
    <style:style style:name="P5" style:family="paragraph" style:parent-style-name="Table_20_Contents">
      <style:text-properties officeooo:rsid="001a4f08" officeooo:paragraph-rsid="001a4f08"/>
    </style:style>
    <style:style style:name="P6" style:family="paragraph" style:parent-style-name="Table_20_Contents">
      <style:text-properties officeooo:rsid="000cf989" officeooo:paragraph-rsid="0025c2d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rsid="000cf989" officeooo:paragraph-rsid="0025c2d8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officeooo:rsid="001a4f08" officeooo:paragraph-rsid="00263f19"/>
    </style:style>
    <style:style style:name="P12" style:family="paragraph" style:parent-style-name="Table_20_Contents">
      <style:text-properties fo:font-style="normal" officeooo:rsid="0011cc2b" officeooo:paragraph-rsid="00263f19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263f19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Azione_20_attore">
      <style:text-properties officeooo:rsid="000db710" officeooo:paragraph-rsid="000cf989"/>
    </style:style>
    <style:style style:name="P15" style:family="paragraph" style:parent-style-name="Azione_20_attore" style:list-style-name="Numerazione_20_UC">
      <style:text-properties officeooo:rsid="000db710" officeooo:paragraph-rsid="00245cfc"/>
    </style:style>
    <style:style style:name="P16" style:family="paragraph" style:parent-style-name="Azione_20_attore" style:list-style-name="Numerazione_20_UC">
      <style:text-properties officeooo:rsid="001a4f08" officeooo:paragraph-rsid="00245cfc"/>
    </style:style>
    <style:style style:name="P17" style:family="paragraph" style:parent-style-name="Azione_20_attore" style:list-style-name="Numerazione_20_UC">
      <style:paragraph-properties fo:text-align="justify" style:justify-single-word="false"/>
      <style:text-properties officeooo:rsid="0012f53f" officeooo:paragraph-rsid="00245cfc"/>
    </style:style>
    <style:style style:name="P18" style:family="paragraph" style:parent-style-name="Azione_20_attore" style:list-style-name="Numerazione_20_UC">
      <style:text-properties officeooo:rsid="0015e382" officeooo:paragraph-rsid="00245cfc"/>
    </style:style>
    <style:style style:name="P19" style:family="paragraph" style:parent-style-name="Azione_20_attore" style:list-style-name="">
      <style:text-properties officeooo:rsid="000cf989" officeooo:paragraph-rsid="000cf989"/>
    </style:style>
    <style:style style:name="P20" style:family="paragraph" style:parent-style-name="Azione_20_sistema" style:list-style-name="Numerazione_20_UC">
      <style:text-properties fo:font-weight="normal" officeooo:rsid="001a4f08" officeooo:paragraph-rsid="00245cfc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P22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T1" style:family="text">
      <style:text-properties officeooo:rsid="0012f53f"/>
    </style:style>
    <style:style style:name="T2" style:family="text">
      <style:text-properties fo:font-weight="normal" officeooo:rsid="0015e382" style:font-weight-asian="normal" style:font-weight-complex="normal"/>
    </style:style>
    <style:style style:name="T3" style:family="text">
      <style:text-properties fo:font-weight="normal" officeooo:rsid="0015ec24" style:font-weight-asian="normal" style:font-weight-complex="normal"/>
    </style:style>
    <style:style style:name="T4" style:family="text">
      <style:text-properties fo:font-weight="normal" officeooo:rsid="001a4f08" style:font-weight-asian="normal" style:font-weight-complex="normal"/>
    </style:style>
    <style:style style:name="T5" style:family="text">
      <style:text-properties fo:font-weight="normal" officeooo:rsid="0025c2d8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a617"/>
    </style:style>
    <style:style style:name="T9" style:family="text">
      <style:text-properties officeooo:rsid="00185656"/>
    </style:style>
    <style:style style:name="T10" style:family="text">
      <style:text-properties officeooo:rsid="001a4f08"/>
    </style:style>
    <style:style style:name="T11" style:family="text">
      <style:text-properties officeooo:rsid="001a9995"/>
    </style:style>
    <style:style style:name="T12" style:family="text">
      <style:text-properties officeooo:rsid="001cad2e"/>
    </style:style>
    <style:style style:name="T13" style:family="text">
      <style:text-properties officeooo:rsid="0020d10d"/>
    </style:style>
    <style:style style:name="T14" style:family="text">
      <style:text-properties officeooo:rsid="0022756b"/>
    </style:style>
    <style:style style:name="T15" style:family="text">
      <style:text-properties officeooo:rsid="00245cf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2f53f" style:font-style-asian="normal" style:font-style-complex="normal"/>
    </style:style>
    <style:style style:name="T18" style:family="text">
      <style:text-properties fo:font-style="normal" officeooo:rsid="001a4f08" style:font-style-asian="normal" style:font-style-complex="normal"/>
    </style:style>
    <style:style style:name="T19" style:family="text">
      <style:text-properties fo:font-style="normal" officeooo:rsid="00245cfc" style:font-style-asian="normal" style:font-style-complex="normal"/>
    </style:style>
    <style:style style:name="T20" style:family="text">
      <style:text-properties fo:font-style="normal" officeooo:rsid="0017a4d5" style:font-style-asian="normal" style:font-style-complex="normal"/>
    </style:style>
    <style:style style:name="T21" style:family="text">
      <style:text-properties officeooo:rsid="0017a4d5"/>
    </style:style>
    <style:style style:name="T22" style:family="text">
      <style:text-properties officeooo:rsid="0025720b"/>
    </style:style>
    <style:style style:name="T23" style:family="text">
      <style:text-properties officeooo:rsid="0010332d"/>
    </style:style>
    <style:style style:name="T24" style:family="text">
      <style:text-properties officeooo:rsid="001907a3"/>
    </style:style>
    <style:style style:name="T25" style:family="text">
      <style:text-properties officeooo:rsid="0025c2d8"/>
    </style:style>
    <style:style style:name="T26" style:family="text">
      <style:text-properties officeooo:rsid="00262394"/>
    </style:style>
    <style:style style:name="T27" style:family="text">
      <style:text-properties officeooo:rsid="00263f1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8">Inserimento </text:span><text:span text:style-name="T10">A</text:span><text:span text:style-name="T14">ssenze</text:span><text:span text:style-name="T10"> </text:span><text:span text:style-name="T14">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2">L'<text:span text:style-name="T10">Educatore Didattico</text:span> accede al sistema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19752" text:style-name="Numerazione_20_UC">
              <text:list-header>
                <text:p text:style-name="P14"/>
              </text:list-header>
              <text:list-item>
                <text:p text:style-name="P15"><text:span text:style-name="T1">L</text:span><text:span text:style-name="T17">'</text:span><text:span text:style-name="T18">Educatore Didattic</text:span><text:span text:style-name="T19">o</text:span><text:span text:style-name="T17"> </text:span><text:span text:style-name="T16"><text:s/>accede alla sezione </text:span><text:span text:style-name="T18">Registro</text:span></text:p>
              </text:list-item>
              <text:list-item>
                <text:p text:style-name="P16"><text:span text:style-name="T16">L</text:span><text:span text:style-name="T19">' </text:span><text:span text:style-name="T16">Educatore Didattic</text:span><text:span text:style-name="T19">o</text:span> seleziona la classe per cui vuole inserire l<text:span text:style-name="T13">e assenze</text:span></text:p>
              </text:list-item>
              <text:list-item>
                <text:p text:style-name="P20">L' <text:span text:style-name="T16">Educatore Didattic</text:span><text:span text:style-name="T19">o</text:span> seleziona la fuzion<text:span text:style-name="T11">alità</text:span> <text:span text:style-name="T13">Registro Presenze</text:span></text:p>
              </text:list-item>
              <text:list-item>
                <text:p text:style-name="P22"><text:span text:style-name="T3">Il sistema </text:span><text:span text:style-name="T2">mostra </text:span><text:span text:style-name="T3"><text:s/></text:span><text:span text:style-name="T4">una finestra da compilare</text:span></text:p>
              </text:list-item>
              <text:list-item>
                <text:p text:style-name="P17">L<text:span text:style-name="T15">'</text:span> <text:span text:style-name="T18">Educatore Didattic</text:span><text:span text:style-name="T19">o</text:span> <text:span text:style-name="T10">clicca sui bambini assenti quel giorno</text:span></text:p>
              </text:list-item>
              <text:list-item>
                <text:p text:style-name="P18">L' <text:span text:style-name="T18">Educatore Didattic</text:span><text:span text:style-name="T19">o</text:span> sottomette <text:span text:style-name="T13">il registroPresenze</text:span></text:p>
              </text:list-item>
              <text:list-item>
                <text:p text:style-name="P21">Il sistema memorizza <text:span text:style-name="T13">il registro odierno</text:span></text:p>
              </text:list-item>
            </text:list>
            <text:p text:style-name="P19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L<text:span text:style-name="T25">' Educatore Didattico</text:span> ha inserito l<text:span text:style-name="T25">e assenze</text:span> correttamente, ha confermato l' operazione e il sistema ha aggiornato il <text:span text:style-name="T5">registro</text:span></text:p>
            <text:p text:style-name="P9"><text:span text:style-name="T21">L</text:span><text:span text:style-name="T25">' Educatore Didattico</text:span><text:span text:style-name="T20"> </text:span><text:span text:style-name="T22">didattico</text:span><text:span text:style-name="T23"> </text:span><text:span text:style-name="T6">ha annullato l' operazione <text:s/>e il sistema non ha aggiornato </text:span><text:span text:style-name="T24">il </text:span><text:span text:style-name="T26">registro</text:span><text:span text:style-name="T24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515767" text:style-name="L1">
              <text:list-item>
                <text:p text:style-name="P10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  <text:p text:style-name="P13"><text:span text:style-name="T9">UC_H_</text:span><text:span text:style-name="T14">64</text:span><text:span text:style-name="T9">_inserimento_</text:span><text:span text:style-name="T14">assenze</text:span><text:span text:style-name="T10">_registro</text:span><text:span text:style-name="T9">: </text:span><text:span text:style-name="T8">Inserimento </text:span><text:span text:style-name="T14">assenze </text:span><text:span text:style-name="T10"><text:s/>registro</text:span><text:span text:style-name="T27"> da parte dell'</text:span><text:span text:style-name="T10">Educatore Didattic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9M58S</meta:editing-duration>
    <meta:editing-cycles>30</meta:editing-cycles>
    <meta:generator>LibreOffice/3.6$Windows_x86 LibreOffice_project/da8c1e6-fd468f4-454e206-f42a4a9-143cfd</meta:generator>
    <dc:date>2012-11-20T20:42:47.23</dc:date>
    <meta:document-statistic meta:table-count="1" meta:image-count="0" meta:object-count="0" meta:page-count="1" meta:paragraph-count="24" meta:word-count="154" meta:character-count="1070" meta:non-whitespace-character-count="943"/>
  </office:meta>
</office:document-meta>
</file>